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374151" style:font-name="S hne" fo:font-size="13.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374151" style:font-name="S hne" fo:font-size="13.5pt" fo:letter-spacing="normal" fo:font-style="normal" fo:font-weight="normal" officeooo:paragraph-rsid="0019675b"/>
    </style:style>
    <style:style style:name="T1" style:family="text">
      <style:text-properties fo:font-variant="normal" fo:text-transform="none" fo:color="#374151" style:font-name="S hne" fo:font-size="13.5pt" fo:letter-spacing="normal" fo:font-style="normal" fo:font-weight="normal"/>
    </style:style>
    <style:style style:name="T2" style:family="text">
      <style:text-properties fo:font-variant="normal" fo:text-transform="none" fo:color="#374151" fo:letter-spacing="normal"/>
    </style:style>
    <style:style style:name="T3" style:family="text">
      <style:text-properties loext:padding="0.049cm" loext:border="0.06pt solid #d9d9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Inclusion des bibliothèques nécessaires</text:p>
      <text:p text:style-name="Standard">#include &lt;stdio.h&gt;</text:p>
      <text:p text:style-name="Standard">#include &lt;stdbool.h&gt;</text:p>
      <text:p text:style-name="Standard">#include &lt;SDL2/SDL.h&gt;</text:p>
      <text:p text:style-name="Standard">#include &lt;SDL2/SDL_ttf.h&gt;</text:p>
      <text:p text:style-name="P1"><text:span text:style-name="T1">Les bibliothèques nécessaires sont incluses, notamment </text:span><text:span text:style-name="Source_20_Text"><text:span text:style-name="T3">&lt;stdio.h&gt;</text:span></text:span><text:span text:style-name="T2"> </text:span><text:span text:style-name="T1">pour les fonctions d'entrée/sortie, </text:span><text:span text:style-name="Source_20_Text"><text:span text:style-name="T3">&lt;stdbool.h&gt;</text:span></text:span><text:span text:style-name="T2"> </text:span><text:span text:style-name="T1">pour utiliser le type de données booléen, </text:span><text:span text:style-name="Source_20_Text"><text:span text:style-name="T3">&lt;SDL2/SDL.h&gt;</text:span></text:span><text:span text:style-name="T2"> </text:span><text:span text:style-name="T1">pour les fonctionnalités de la bibliothèque SDL, et </text:span><text:span text:style-name="Source_20_Text"><text:span text:style-name="T3">&lt;SDL2/SDL_ttf.h&gt;</text:span></text:span><text:span text:style-name="T2"> </text:span><text:span text:style-name="T1">pour la gestion des polices de caractères.</text:span></text:p>
      <text:p text:style-name="P2">// Définition des constantes</text:p>
      <text:p text:style-name="P2">#define LARGEUR_FENETRE 800</text:p>
      <text:p text:style-name="P2">#define HAUTEUR_FENETRE 600</text:p>
      <text:p text:style-name="P2">#define COULEUR_FOND 0xFFFFFF</text:p>
      <text:p text:style-name="P2">#define COULEUR_BOUTON 0xAAAAAA</text:p>
      <text:p text:style-name="P2">#define COULEUR_BOUTON_SURVOL 0xCCCCCC</text:p>
      <text:p text:style-name="P2">#define COULEUR_TEXTE_BOUTON 0x000000</text:p>
      <text:p text:style-name="P2">Quelques constantes sont définies pour déterminer la largeur et la hauteur de la fenêtre, ainsi que les couleurs utilisées pour le fond, les boutons et le texte des boutons.</text:p>
      <text:p text:style-name="P2"/>
      <text:p text:style-name="P2">// Définition de la structure Bouton</text:p>
      <text:p text:style-name="P2">typedef struct Bouton {</text:p>
      <text:p text:style-name="P2"><text:s text:c="4"/>SDL_Rect rect; // Rectangle du bouton (position et taille)</text:p>
      <text:p text:style-name="P2"><text:s text:c="4"/>bool survol; // Indicateur si le bouton est survolé par la souris</text:p>
      <text:p text:style-name="P2"><text:s text:c="4"/>bool clic; // Indicateur si le bouton est cliqué</text:p>
      <text:p text:style-name="P2"><text:s text:c="4"/>Uint32 couleur; // Couleur du bouton</text:p>
      <text:p text:style-name="P2">} Bouton;</text:p>
      <text:p text:style-name="P2">Une structure <text:span text:style-name="Source_20_Text"><text:span text:style-name="T3">Bouton</text:span></text:span> est définie pour représenter un bouton dans l'interface graphique. Elle contient un rectangle représentant la position et la taille du bouton, ainsi que des indicateurs pour savoir si le bouton est survolé ou cliqué par la souris, et la couleur du bouton.</text:p>
      <text:p text:style-name="P2"/>
      <text:p text:style-name="P2">// Fonction pour créer un bouton</text:p>
      <text:p text:style-name="P2">Bouton* creerBouton(int x, int y, int largeur, int hauteur, Uint32 couleur);</text:p>
      <text:p text:style-name="P2">Une fonction <text:span text:style-name="Source_20_Text"><text:span text:style-name="T3">creerBouton</text:span></text:span> est définie pour créer un nouvel objet <text:span text:style-name="Source_20_Text"><text:span text:style-name="T3">Bouton</text:span></text:span> avec les paramètres de position, taille et couleur spécifiés.</text:p>
      <text:p text:style-name="P2"/>
      <text:p text:style-name="P2">// Fonction pour détruire un bouton</text:p>
      <text:p text:style-name="P2">void detruireBouton(Bouton* bouton);</text:p>
      <text:p text:style-name="P2">Une fonction <text:span text:style-name="Source_20_Text"><text:span text:style-name="T3">detruireBouton</text:span></text:span> est définie pour libérer la mémoire allouée pour un objet <text:span text:style-name="Source_20_Text"><text:span text:style-name="T3">Bouton</text:span></text:span> créé avec la fonction <text:span text:style-name="Source_20_Text"><text:span text:style-name="T3">creerBouton</text:span></text:span>.</text:p>
      <text:p text:style-name="P2"/>
      <text:p text:style-name="P2"/>
      <text:p text:style-name="P2"><text:soft-page-break/>// Fonction pour vérifier si un point est à l'intérieur d'un rectangle</text:p>
      <text:p text:style-name="P2">bool pointDansRectangle(int x, int y, const SDL_Rect* rect);</text:p>
      <text:p text:style-name="P2">Une fonction <text:span text:style-name="Source_20_Text"><text:span text:style-name="T3">pointDansRectangle</text:span></text:span> est définie pour vérifier si un point donné (coordonnées x et y) se trouve à l'intérieur d'un rectangle spécifié (pointeur vers un objet <text:span text:style-name="Source_20_Text"><text:span text:style-name="T3">SDL_Rect</text:span></text:span> représentant le rectangle).</text:p>
      <text:p text:style-name="P2"/>
      <text:p text:style-name="P2">// Fonction pour afficher du texte dans un rendu SDL</text:p>
      <text:p text:style-name="P2">void afficherTexte(SDL_Renderer* rendu, TTF_Font* police, const char* texte, int x, int y, Uint32 couleur);</text:p>
      <text:p text:style-name="P2">Une fonction <text:span text:style-name="Source_20_Text"><text:span text:style-name="T3">afficherTexte</text:span></text:span> est définie pour afficher du texte dans un rendu SDL avec une police de caractères, une position et une couleur spécifiées. Elle utilise la bibliothèque SDL_ttf pour la gestion des polices de caractères.</text:p>
      <text:p text:style-name="P2"/>
      <text:p text:style-name="P2">// Fonction pour gérer les événements</text:p>
      <text:p text:style-name="P2">void gererEvenements(SDL_Event* evenement, Bouton* bouton);</text:p>
      <text:p text:style-name="P2">Une fonction <text:span text:style-name="Source_20_Text"><text:span text:style-name="T3">gererEvenements</text:span></text:span> est définie pour gérer les événements de la fenêtre, notamment la fermeture de la fenêtre et la gestion des événements de la souris pour les boutons.</text:p>
      <text:p text:style-name="P2"/>
      <text:p text:style-name="P2">// Fonction pour mettre à jour l'état des boutons</text:p>
      <text:p text:style-name="P2">void mettreAJourBoutons(Bouton* boutons[], int nbBoutons, int x, int y);</text:p>
      <text:p text:style-name="P2">Une fonction <text:span text:style-name="Source_20_Text"><text:span text:style-name="T3">mettreAJourBoutons</text:span></text:span> est définie pour mettre à jour l'état des boutons en fonction de la position de la souris (survol, clic) et du nombre total de boutons dans le programme.</text:p>
      <text:p text:style-name="P2"/>
      <text:p text:style-name="P2">// Fonction principale du programme</text:p>
      <text:p text:style-name="P2">int main(int argc, char* argv[]) {</text:p>
      <text:p text:style-name="P2"><text:s text:c="4"/>// Initialisation de la SDL</text:p>
      <text:p text:style-name="P2"><text:s text:c="4"/>SDL_Init(SDL_INIT_VIDEO);</text:p>
      <text:p text:style-name="P2"><text:s text:c="4"/>TTF_Init();</text:p>
      <text:p text:style-name="P2"><text:s text:c="4"/></text:p>
      <text:p text:style-name="P2"><text:s text:c="4"/>// Création de la fenêtre et du rendu</text:p>
      <text:p text:style-name="P2"><text:s text:c="4"/>SDL_Window* fenetre = SDL_CreateWindow("Mon Programme", SDL_WINDOWPOS_UNDEFINED, SDL_WINDOWPOS_UNDEFINED, LARGEUR_FENETRE, HAUTEUR_FENETRE, SDL_WINDOW_SHOWN);</text:p>
      <text:p text:style-name="P2"><text:s text:c="4"/>SDL_Renderer* rendu = SDL_CreateRenderer(fenetre, -1, SDL_RENDERER_ACCELERATED | SDL_RENDERER_PRESENTVSYNC);</text:p>
      <text:p text:style-name="P2"><text:s text:c="4"/></text:p>
      <text:p text:style-name="P2"><text:s text:c="4"/>// Création des boutons</text:p>
      <text:p text:style-name="P2"><text:s text:c="4"/>Bouton* bouton1 = creerBouton(100, 100, 200, 50, COULEUR_BOUTON);</text:p>
      <text:p text:style-name="P2"><text:s text:c="4"/>Bouton* bouton2 = creerBouton(400, 100, 200, 50, COULEUR_BOUTON);</text:p>
      <text:p text:style-name="P2"><text:soft-page-break/><text:s text:c="4"/>Bouton* bouton3 = creerBouton(100, 300, 200, 50, COULEUR_BOUTON);</text:p>
      <text:p text:style-name="P2"><text:s text:c="4"/></text:p>
      <text:p text:style-name="P2"><text:s text:c="4"/>// Boucle principale du programme</text:p>
      <text:p text:style-name="P2"><text:s text:c="4"/>bool quitter = false;</text:p>
      <text:p text:style-name="P2"><text:s text:c="4"/>while (!quitter) {</text:p>
      <text:p text:style-name="P2"><text:s text:c="8"/>SDL_Event evenement;</text:p>
      <text:p text:style-name="P2"><text:s text:c="8"/>while (SDL_PollEvent(&amp;evenement)) {</text:p>
      <text:p text:style-name="P2"><text:s text:c="12"/>if (evenement.type == SDL_QUIT) {</text:p>
      <text:p text:style-name="P2"><text:s text:c="16"/>quitter = true;</text:p>
      <text:p text:style-name="P2"><text:s text:c="12"/>}</text:p>
      <text:p text:style-name="P2"><text:s text:c="12"/>gererEvenements(&amp;evenement, bouton1);</text:p>
      <text:p text:style-name="P2"><text:s text:c="12"/>gererEvenements(&amp;evenement, bouton2);</text:p>
      <text:p text:style-name="P2"><text:s text:c="12"/>gererEvenements(&amp;evenement, bouton3);</text:p>
      <text:p text:style-name="P2"><text:s text:c="8"/>}</text:p>
      <text:p text:style-name="P2"><text:s text:c="8"/></text:p>
      <text:p text:style-name="P2"><text:s text:c="8"/>SDL_GetMouseState(&amp;xSouris, &amp;ySouris);</text:p>
      <text:p text:style-name="P2"><text:s text:c="8"/>mettreAJourBoutons(boutons, 3, xSouris, ySouris);</text:p>
      <text:p text:style-name="P2"><text:s text:c="8"/></text:p>
      <text:p text:style-name="P2"><text:s text:c="8"/>// Effacer le rendu</text:p>
      <text:p text:style-name="P2"><text:s text:c="8"/>SDL_SetRenderDrawColor(rendu, COULEUR_FOND &gt;&gt; 16, (COULEUR_FOND &gt;&gt; 8) &amp; 0xFF, COULEUR_FOND &amp; 0xFF, 0xFF);</text:p>
      <text:p text:style-name="P2"><text:s text:c="8"/>SDL_RenderClear(rendu);</text:p>
      <text:p text:style-name="P2"><text:s text:c="8"/></text:p>
      <text:p text:style-name="P2"><text:s text:c="8"/>// Afficher les boutons</text:p>
      <text:p text:style-name="P2"><text:s text:c="8"/>afficherBouton(rendu, bouton1);</text:p>
      <text:p text:style-name="P2"><text:s text:c="8"/>afficherBouton(rendu, bouton2);</text:p>
      <text:p text:style-name="P2"><text:s text:c="8"/>afficherBouton(rendu, bouton3);</text:p>
      <text:p text:style-name="P2"><text:s text:c="8"/></text:p>
      <text:p text:style-name="P2"><text:s text:c="8"/>// Rafraîchir le rendu</text:p>
      <text:p text:style-name="P2"><text:s text:c="8"/>SDL_RenderPresent(rendu);</text:p>
      <text:p text:style-name="P2"><text:s text:c="4"/>}</text:p>
      <text:p text:style-name="P2"><text:s text:c="4"/></text:p>
      <text:p text:style-name="P2"><text:s text:c="4"/>// Libération de la mémoire</text:p>
      <text:p text:style-name="P2"><text:s text:c="4"/>detruireBouton(bouton1);</text:p>
      <text:p text:style-name="P2"><text:s text:c="4"/>detruireBouton(bouton2);</text:p>
      <text:p text:style-name="P2"><text:s text:c="4"/>detruireBouton(bouton 3);</text:p>
      <text:p text:style-name="P2">// Fermeture de la fenêtre et libération des ressources SDL</text:p>
      <text:p text:style-name="P2">SDL_DestroyRenderer(rendu);</text:p>
      <text:p text:style-name="P2">SDL_DestroyWindow(fenetre);</text:p>
      <text:p text:style-name="P2">TTF_Quit();</text:p>
      <text:p text:style-name="P2">SDL_Quit();</text:p>
      <text:p text:style-name="P2"/>
      <text:p text:style-name="P2">return 0;</text:p>
      <text:p text:style-name="P2">}</text:p>
      <text:p text:style-name="P2"/>
      <text:p text:style-name="P2"><text:soft-page-break/>La fonction principale du programme, `main()`, initialise la SDL, crée une fenêtre et un rendu, crée des boutons à l'aide de la fonction `creerBouton()`, puis entre dans une boucle principale pour gérer les événements, mettre à jour l'affichage et rafraîchir le rendu. La boucle s'exécute tant que la variable `quitter` est fausse, ce qui permet de sortir du programme lorsque l'utilisateur ferme la fenêtre.</text:p>
      <text:p text:style-name="P2"/>
      <text:p text:style-name="P2">Le programme utilise également les fonctions `afficherBouton()`, `gererEvenements()`, `mettreAJourBoutons()` et `detruireBouton()` pour gérer l'affichage, les événements et la destruction des boutons.</text:p>
      <text:p text:style-name="P2"/>
      <text:p text:style-name="P2">Il convient de noter que le code présenté ici est une simplification et qu'un véritable programme pourrait inclure d'autres fonctionnalités, telles que la gestion de plusieurs fenêtres, la gestion d'autres événements (clavier, etc.), la gestion de plusieurs types de boutons avec des fonctionnalités différentes, etc.</text:p>
      <text:p text:style-name="P2"/>
      <text:p text:style-name="P2"/>
      <text:p text:style-name="P3"><text:s/></text:p>
      <text:p text:style-name="P3">Ce programme utilise la bibliothèque SDL pour créer une fenêtre, gérer les événements de la souris (survol et clic), dessiner les boutons et mettre à jour le rendu. Les boutons sont représentés par une structure `Button` avec les coordonnées, la taille et l'état de survol. La mémoire pour les boutons est allouée dynamiquement avec `malloc` et libérée avec `free` pour éviter les fuites de mémoi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2T11:16:15.586841513</meta:creation-date>
    <meta:editing-duration>PT4M11S</meta:editing-duration>
    <meta:editing-cycles>2</meta:editing-cycles>
    <meta:generator>LibreOffice/6.4.7.2$Linux_X86_64 LibreOffice_project/40$Build-2</meta:generator>
    <dc:date>2023-05-12T11:17:14.144822165</dc:date>
    <meta:document-statistic meta:table-count="0" meta:image-count="0" meta:object-count="0" meta:page-count="4" meta:paragraph-count="100" meta:word-count="823" meta:character-count="6321" meta:non-whitespace-character-count="5264"/>
  </office:meta>
</office:document-meta>
</file>